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EVO Reset Service</text:p>
      <text:p text:style-name="P2"/>
      <text:p text:style-name="P3">20.11.2010 <text:span text:style-name="T1">Версия 0.23 Изменения и исправления.</text:span></text:p>
      <text:p text:style-name="P4">- устранено появление мышиного курсора при выборе конфигурации и при переключении турбо режима.</text:p>
      <text:p text:style-name="P4">- добавлены горячии клавиши для пунктов не входящих в меню.</text:p>
      <text:p text:style-name="P3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4">- исправлено вылезание курсора в файловом окне при отсуствии файлов и нажатии кнопки перехода на страницу вверх.</text:p>
      <text:p text:style-name="P4">- поправлена упущенная возможность запуска кодовых блоков через <text:span text:style-name="T2">«FAT boot» </text:span>с возможностью выхода в Бейсик.</text:p>
      <text:p text:style-name="P4"/>
      <text:p text:style-name="P4">13.11.2010 Версия 0.22 Добавление функционала и исправление ошибки.</text:p>
      <text:p text:style-name="P4">- исправлена ошибка высчитывания остатка загрузки в страницу памяти при загрузке <text:span text:style-name="T2">SCL </text:span>файлов.</text:p>
      <text:p text:style-name="P4">- добавлен<text:span text:style-name="T2"> </text:span>пункт <text:span text:style-name="T2">«Update FLASH ROM»</text:span> для быстрого обновления прошивок ПЗУ. </text:p>
      <text:p text:style-name="P4"/>
      <text:p text:style-name="P4">03.11.2010 Версия 0.21 Добавление функционала для поддержки <text:span text:style-name="T2">EVO-DOS.</text:span></text:p>
      <text:p text:style-name="P4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4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4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4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4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3"/>
      <text:p text:style-name="P3">22.10.2010 <text:span text:style-name="T1">Версия 0.2.2 Исправление ошибок.</text:span></text:p>
      <text:p text:style-name="P4">- исправлено невозможность выхода из ошибочной ситуации с выводом окна. При выдаче окна прерывания были зпрещены.</text:p>
      <text:p text:style-name="P4"/>
      <text:p text:style-name="P4">21.10.2010 Версия 0.2.1 Исправление ошибок.</text:p>
      <text:p text:style-name="P4">- переделан инициализатор менеджера памяти для работы в режиме АТМ.</text:p>
      <text:p text:style-name="P3"><text:span text:style-name="T1">- переписаны процедуры работы с </text:span>CMOS <text:span text:style-name="T1">памятью. Убрано влияние на установленные режимы, сервис как и задумано работает всегда с включенном турбо режимом и всей памятью Пентагона для создания рамдиска.</text:span></text:p>
      <text:p text:style-name="P3">- <text:span text:style-name="T1">убрал адрес форума, оставил только адрес сайта из инфы выводимой на экран.</text:span></text:p>
      <text:p text:style-name="P3"/>
      <text:p text:style-name="P3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4">- исправлено зависание при включение мыши по кнопке 9.</text:p>
      <text:p text:style-name="P4">- исправлен вылет в Бейсик при отсуствии мыши и попытке ее включения.</text:p>
      <text:p text:style-name="P4">- переделан опрос управления (хоткеи) из-за обнаруженного бага.</text:p>
      <text:p text:style-name="P3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4"/>
      <text:p text:style-name="P4">07.10.2010 Версия 0.1A4 Продолжение переделок, тестовая версия.</text:p>
      <text:p text:style-name="P4">- исправлен вывод файлов и директорий при количестве больше высоты окна (скроллинг и страничное перемещение).</text:p>
      <text:p text:style-name="P4">- исправлен неправильный вывод боковых стрелок с правой стороны файлового окна.</text:p>
      <text:p text:style-name="P3"/>
      <text:p text:style-name="P3">06.10.2010<text:span text:style-name="T1"> Версия 0.1</text:span>A3 <text:span text:style-name="T1">Продолжение переделок, тестовая версия.</text:span></text:p>
      <text:p text:style-name="P4">- исправленно отображения текущей буквы дисковода при выборе мышью.</text:p>
      <text:p text:style-name="P3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3"><text:soft-page-break/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3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3">- <text:span text:style-name="T1">немного переделан детект мыши и часов.</text:span></text:p>
      <text:p text:style-name="P4">- еще немного поэкспериментировал с отображением горячих клавиш в менюшках. <text:s/></text:p>
      <text:p text:style-name="P4"/>
      <text:p text:style-name="P3"><text:span text:style-name="T1">25.09.2010 Версия 0.1</text:span>A<text:span text:style-name="T1">2 Продолжение переделок, тестовая версия.</text:span></text:p>
      <text:p text:style-name="P4">- переделал некоторые меню по внешнему виду для общего стиля.</text:p>
      <text:p text:style-name="P4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3">- <text:span text:style-name="T1">сделал печать в левой части окон буквы горячей клавиши для каждого пункта.</text:span></text:p>
      <text:p text:style-name="P4"/>
      <text:p text:style-name="P3"><text:span text:style-name="T1">23</text:span>.09.2010 <text:span text:style-name="T1">Версия 0.1</text:span>A1 <text:span text:style-name="T1">Продолжение переделок, тестовая версия.</text:span></text:p>
      <text:p text:style-name="P3"><text:span text:style-name="T1">- в последнии 8 байт добавлена сигнатура </text:span>«HEGLUK» <text:span text:style-name="T1">и дата сборки в упакованном виде.</text:span></text:p>
      <text:p text:style-name="P4">- переделка внешнего вида.</text:p>
      <text:p text:style-name="P4">- переделана обработка горячих клавиш.</text:p>
      <text:p text:style-name="P4">- добавлена табличная обработка выделенных зон за пределами активного окна для мыши.</text:p>
      <text:p text:style-name="P3"><text:span text:style-name="T1">- добавилась горячая клавиша </text:span>«V» <text:span text:style-name="T1">для кругового перебора дисководов.</text:span></text:p>
      <text:p text:style-name="P4"/>
      <text:p text:style-name="P3">17.09.2010 <text:span text:style-name="T1">Версия 0.1А Вторая ревизия сорцов, тестовая версия.</text:span></text:p>
      <text:p text:style-name="P4">- найден альтернативный компилятор, все сорцы переведены на него.</text:p>
      <text:p text:style-name="P3"><text:span text:style-name="T1">- интегрирована полная кодовая таблица шрифта (</text:span>DOS866<text:span text:style-name="T1">).</text:span></text:p>
      <text:p text:style-name="P4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4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3">- <text:span text:style-name="T1">устранена блокировка клавиатуры при наведении мыши на буквы выбора дисков и переключения режимов.</text:span></text:p>
      <text:p text:style-name="P3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4">- исправил смену режимов без перерисовки экрана.</text:p>
      <text:p text:style-name="P4">- при смене дисковода перерисовка происходит из-за возможно открытого файлового меню.</text:p>
      <text:p text:style-name="P4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3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3"><text:span text:style-name="T1">- в меню </text:span>Kills <text:span text:style-name="T1">добавлен сброс </text:span>NeoGS.</text:p>
      <text:p text:style-name="P4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4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3">- <text:span text:style-name="T1">пока не сделано скролирование по файловому окну мышью.</text:span></text:p>
      <text:p text:style-name="P3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4">- возможно что-то еще забыл по мелочи, работа до версии 0.2 будут продолжена.</text:p>
      <text:p text:style-name="P3"/>
      <text:p text:style-name="P3">20.08.2010 <text:span text:style-name="T1">Версия 0.19 Устранение не моего глюка.</text:span></text:p>
      <text:p text:style-name="P3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3"/>
      <text:p text:style-name="P3">04.08.2010 <text:span text:style-name="T1">Версия 0.18 Добавления и изменения</text:span></text:p>
      <text:p text:style-name="P3"><text:span text:style-name="T1">- добавлена опция загрузки с ленты непосредственно из </text:span>HE GLUK.</text:p>
      <text:p text:style-name="P3"/>
      <text:p text:style-name="P3"><text:soft-page-break/>21.05.2010 <text:span text:style-name="T1">Версия 0.17 Добавление и изменения</text:span></text:p>
      <text:p text:style-name="P3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4">- стартовый экран немного оголился. Не выводятся содержимое регистров по сбросу и содержимое стека.</text:p>
      <text:p text:style-name="P3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3"/>
      <text:p text:style-name="P3">28.03.2010 <text:span text:style-name="T1">Версия 0.16 Добавление мелкой функции.</text:span></text:p>
      <text:p text:style-name="P4">- добавлена поддержка показа версий прошивок на Пентеве.</text:p>
      <text:p text:style-name="P3"/>
      <text:p text:style-name="P3">17.03.2010 <text:span text:style-name="T1">Версия 0.15 Исправление ошибок</text:span></text:p>
      <text:p text:style-name="P4">- исправлена ошибка невозможности выбора дисковода при отсутствии часов.</text:p>
      <text:p text:style-name="P3"/>
      <text:p text:style-name="P3">10.03.2010 <text:span text:style-name="T1">Версия 0.14 Исправление ошибок.</text:span></text:p>
      <text:p text:style-name="P3"><text:span text:style-name="T1">- исправлена ошибка не выставления режимов при переходе в Бейсики и </text:span>TR-DOS<text:span text:style-name="T1">.</text:span></text:p>
      <text:p text:style-name="P3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3"/>
      <text:p text:style-name="P3">23.02.2010 <text:span text:style-name="T1">Версия 0.13 Добавил (вернул на место) драйвер </text:span>SMUC.</text:p>
      <text:p text:style-name="P3"/>
      <text:p text:style-name="P3">22.<text:span text:style-name="T1">02.2010 Версия 0.12 Исправлен еще один глюк.</text:span></text:p>
      <text:p text:style-name="P3"><text:span text:style-name="T1">- исправлено НЕ выставление режимов компа при загрузке/запуске из </text:span>HOBETA <text:span text:style-name="T1">файлов.</text:span></text:p>
      <text:p text:style-name="P4">- исправлена возможность загрузки файлов размером максимум 40960 байт. В предыдущих версиях размер был максимум 40959 байт.</text:p>
      <text:p text:style-name="P4"/>
      <text:p text:style-name="P4">22.02.2010 Версия 0.11 Исправлен первый глюк.</text:p>
      <text:p text:style-name="P4">- неправильно отдавался тип <text:span text:style-name="T2">FAT </text:span>устройства микрозагрузчику <text:span text:style-name="T2">HOBETA </text:span>файлов.</text:p>
      <text:p text:style-name="P3"/>
      <text:p text:style-name="P3">21.02.2010 <text:span text:style-name="T1">Версия 0.1 Проверка и тестирование. </text:span></text:p>
      <text:p text:style-name="P5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6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6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6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6"><text:span text:style-name="T5">- полностью удален </text:span><text:span text:style-name="T3">PC.</text:span></text:p>
      <text:p text:style-name="P6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6"><text:span text:style-name="T3">- </text:span><text:span text:style-name="T5">удалены из исходников все опции связанные с компиляцией для АТМ.</text:span></text:p>
      <text:p text:style-name="P4">- убрана прозрачность окон.</text:p>
      <text:p text:style-name="P4">- убран вывод на экран уменьшенных копий сохраненных экранов, что создавало мусор на экране.</text:p>
      <text:p text:style-name="P6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6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4">- временно убрана раскраска главного окна.</text:p>
      <text:p text:style-name="P6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6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6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oft-page-break/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4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6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5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5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6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5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5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1-20T11:37:19</dc:date>
    <meta:editing-duration>PT451H54M27S</meta:editing-duration>
    <meta:editing-cycles>67</meta:editing-cycles>
    <meta:generator>OpenOffice.org/3.2$Win32 OpenOffice.org_project/320m18$Build-9502</meta:generator>
    <meta:document-statistic meta:table-count="0" meta:image-count="0" meta:object-count="0" meta:page-count="4" meta:paragraph-count="109" meta:word-count="1616" meta:character-count="11031"/>
  </office:meta>
</office:document-meta>
</file>